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7ad" officeooo:paragraph-rsid="001a87ad"/>
    </style:style>
    <style:style style:name="P2" style:family="paragraph" style:parent-style-name="Standard">
      <style:text-properties officeooo:rsid="001a87ad" officeooo:paragraph-rsid="001a87ad"/>
    </style:style>
    <style:style style:name="P3" style:family="paragraph" style:parent-style-name="Standard">
      <style:text-properties officeooo:rsid="001b4fc9" officeooo:paragraph-rsid="001b4fc9"/>
    </style:style>
    <style:style style:name="P4" style:family="paragraph" style:parent-style-name="Standard">
      <style:text-properties fo:font-style="italic" officeooo:rsid="001a87ad" officeooo:paragraph-rsid="001a87ad" style:font-style-asian="italic" style:font-style-complex="italic"/>
    </style:style>
    <style:style style:name="P5" style:family="paragraph" style:parent-style-name="Standard">
      <style:text-properties fo:font-style="italic" officeooo:rsid="001b4fc9" officeooo:paragraph-rsid="001b4fc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3/10/2021</text:p>
      <text:p text:style-name="P1">Dear Brahmini,</text:p>
      <text:p text:style-name="P1"><text:tab/>Don't worry...</text:p>
      <text:p text:style-name="P1"><text:tab/>I know things are not going well..</text:p>
      <text:p text:style-name="P1"><text:tab/>But its okay, they will not last forever. Don't think about that.</text:p>
      <text:p text:style-name="P1"><text:tab/>You nice.. Keep Going.. Always Keep smile on your face..</text:p>
      <text:p text:style-name="P1"><text:tab/>Don't worry about what others think about you.</text:p>
      <text:p text:style-name="P1"><text:tab/>Don't bother about them. They just want to influence you.</text:p>
      <text:p text:style-name="P1"><text:tab/>Follow your instincts. It will lead you to success path.</text:p>
      <text:p text:style-name="P1"><text:tab/>Finally, be Happy.</text:p>
      <text:p text:style-name="P1">Yours dearly,</text:p>
      <text:p text:style-name="P4">your Soul..</text:p>
      <text:p text:style-name="P1"/>
      <text:p text:style-name="P1"/>
      <text:p text:style-name="P3">14/10/2021</text:p>
      <text:p text:style-name="P3">Hii Brahmini,</text:p>
      <text:p text:style-name="P3"><text:tab/>You know one thing, life goes on..</text:p>
      <text:p text:style-name="P3"><text:tab/>You must be strong until this hard time moves on..</text:p>
      <text:p text:style-name="P3"><text:tab/>You are thinking that you hurt by people around you. But trust me, that's not the case. </text:p>
      <text:p text:style-name="P3"><text:tab/>You hurt by your thoughts.. Just don't let others opinion or rudeness change your inner peace.</text:p>
      <text:p text:style-name="P3"><text:tab/>Believe me, you are the most Beautiful and Bravest person as far as I know.. So be brave. And <text:tab/>also be kind to others.. That makes you happy.</text:p>
      <text:p text:style-name="P3">Yours dearly well wisher,</text:p>
      <text:p text:style-name="P5">your Soul..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5:59:56.681000000</meta:creation-date>
    <dc:date>2021-10-14T14:37:20.460000000</dc:date>
    <meta:editing-duration>PT11M35S</meta:editing-duration>
    <meta:editing-cycles>2</meta:editing-cycles>
    <meta:generator>LibreOffice/4.4.0.1$Windows_x86 LibreOffice_project/1ba9640ddd424f1f535c75bf2b86703770b8cf6f</meta:generator>
    <meta:document-statistic meta:table-count="0" meta:image-count="0" meta:object-count="0" meta:page-count="1" meta:paragraph-count="22" meta:word-count="156" meta:character-count="874" meta:non-whitespace-character-count="723"/>
  </office:meta>
</office:document-meta>
</file>